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es" fo:country="CO" officeooo:rsid="00059313" officeooo:paragraph-rsid="00059313"/>
    </style:style>
    <style:style style:name="P2" style:family="paragraph" style:parent-style-name="Standard">
      <style:text-properties fo:language="es" fo:country="CO" officeooo:rsid="0006dbd4" officeooo:paragraph-rsid="0006db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iedades de los estimadores:</text:p>
      <text:p text:style-name="P1">-ECCM :pEQUEÑO: VARIANZA Y SESGO PEQUEÑO</text:p>
      <text:p text:style-name="P1"/>
      <text:p text:style-name="P1">- Que sea un estimador inssagadoo, si el valor esperado del insesgador, el resultado sea el parametro o la funcion del parametro que sestamos buscando.</text:p>
      <text:p text:style-name="P1"/>
      <text:p text:style-name="P1">-EL estimador insesquago que minimiza el ECM se comoce como MVUE</text:p>
      <text:p text:style-name="P1">ASINTOTICAMENTE INSESGADO: Porlomenos asisntoticamente insesgado. Que el limite de su valor estimado tianda al parametro</text:p>
      <text:p text:style-name="P1"/>
      <text:p text:style-name="P2">Eficiencia: EN terminos de varianza, es decir elq ue menor varainza tenga…. COMPARO LAS VARIANZAS DE LOS ESTIMADORES INSESGADOS UQ TENGA.</text:p>
      <text:p text:style-name="P2"/>
      <text:p text:style-name="P2">Eficiencia RELATIVA: Un cociente entre las variazanas.. <text:s/>T1,T2 = v(t2]/v(t1) <text:s/>SI es 1 se escoje cualqueirea. Si &gt;1 el denominador es mas eficiente. &lt;1 es mas eficiente el numerad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4:03:08.895247746</meta:creation-date>
    <dc:date>2022-02-10T09:48:56.526653732</dc:date>
    <meta:editing-duration>PT22M46S</meta:editing-duration>
    <meta:editing-cycles>2</meta:editing-cycles>
    <meta:generator>LibreOffice/7.2.5.2$Linux_X86_64 LibreOffice_project/499f9727c189e6ef3471021d6132d4c694f357e5</meta:generator>
    <meta:document-statistic meta:table-count="0" meta:image-count="0" meta:object-count="0" meta:page-count="1" meta:paragraph-count="7" meta:word-count="111" meta:character-count="724" meta:non-whitespace-character-count="618"/>
  </office:meta>
</office:document-meta>
</file>